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5f93" officeooo:paragraph-rsid="00035f93"/>
    </style:style>
    <style:style style:name="P2" style:family="paragraph" style:parent-style-name="Standard">
      <style:text-properties fo:font-weight="bold" officeooo:rsid="00035f93" officeooo:paragraph-rsid="00035f93" style:font-weight-asian="bold" style:font-weight-complex="bold"/>
    </style:style>
    <style:style style:name="P3" style:family="paragraph" style:parent-style-name="Standard">
      <style:text-properties fo:font-weight="bold" officeooo:rsid="00035f93" officeooo:paragraph-rsid="00043164" style:font-weight-asian="bold" style:font-weight-complex="bold"/>
    </style:style>
    <style:style style:name="P4" style:family="paragraph" style:parent-style-name="Standard">
      <style:text-properties fo:font-weight="bold" officeooo:rsid="0004ff52" officeooo:paragraph-rsid="0004ff52" style:font-weight-asian="bold" style:font-weight-complex="bold"/>
    </style:style>
    <style:style style:name="P5" style:family="paragraph" style:parent-style-name="Standard">
      <style:text-properties fo:font-weight="bold" officeooo:rsid="00054484" officeooo:paragraph-rsid="00054484" style:font-weight-asian="bold" style:font-weight-complex="bold"/>
    </style:style>
    <style:style style:name="P6" style:family="paragraph" style:parent-style-name="Standard">
      <style:text-properties fo:font-weight="bold" officeooo:rsid="0005a60f" officeooo:paragraph-rsid="0005a60f" style:font-weight-asian="bold" style:font-weight-complex="bold"/>
    </style:style>
    <style:style style:name="P7" style:family="paragraph" style:parent-style-name="Standard">
      <style:text-properties fo:font-weight="bold" officeooo:rsid="000764ff" officeooo:paragraph-rsid="000764ff" style:font-weight-asian="bold" style:font-weight-complex="bold"/>
    </style:style>
    <style:style style:name="P8" style:family="paragraph" style:parent-style-name="Standard">
      <style:text-properties fo:font-weight="bold" officeooo:rsid="000a951e" officeooo:paragraph-rsid="000a951e" style:font-weight-asian="bold" style:font-weight-complex="bold"/>
    </style:style>
    <style:style style:name="P9" style:family="paragraph" style:parent-style-name="Standard">
      <style:text-properties fo:font-weight="bold" officeooo:rsid="000ebe45" officeooo:paragraph-rsid="000ebe45" style:font-weight-asian="bold" style:font-weight-complex="bold"/>
    </style:style>
    <style:style style:name="P10" style:family="paragraph" style:parent-style-name="Standard">
      <style:text-properties fo:font-weight="bold" officeooo:paragraph-rsid="00127559" style:font-weight-asian="bold" style:font-weight-complex="bold"/>
    </style:style>
    <style:style style:name="P11" style:family="paragraph" style:parent-style-name="Standard">
      <style:text-properties officeooo:paragraph-rsid="00070337"/>
    </style:style>
    <style:style style:name="P12" style:family="paragraph" style:parent-style-name="Standard">
      <style:text-properties officeooo:rsid="000764ff" officeooo:paragraph-rsid="000764ff"/>
    </style:style>
    <style:style style:name="P13" style:family="paragraph" style:parent-style-name="Standard">
      <style:text-properties officeooo:rsid="0008f6a2" officeooo:paragraph-rsid="0008f6a2"/>
    </style:style>
    <style:style style:name="P14" style:family="paragraph" style:parent-style-name="Standard">
      <style:text-properties officeooo:rsid="000a951e" officeooo:paragraph-rsid="000a951e"/>
    </style:style>
    <style:style style:name="P15" style:family="paragraph" style:parent-style-name="Standard">
      <style:text-properties officeooo:paragraph-rsid="000cf4ef"/>
    </style:style>
    <style:style style:name="P16" style:family="paragraph" style:parent-style-name="Standard">
      <style:text-properties officeooo:rsid="000ebe45" officeooo:paragraph-rsid="001272aa"/>
    </style:style>
    <style:style style:name="P17" style:family="paragraph" style:parent-style-name="Standard">
      <style:text-properties officeooo:paragraph-rsid="00127559"/>
    </style:style>
    <style:style style:name="P18" style:family="paragraph" style:parent-style-name="Standard">
      <style:text-properties officeooo:rsid="001695c7" officeooo:paragraph-rsid="001695c7"/>
    </style:style>
    <style:style style:name="P19" style:family="paragraph" style:parent-style-name="Standard">
      <style:text-properties fo:font-weight="normal" officeooo:rsid="00043164" officeooo:paragraph-rsid="00035f93" style:font-weight-asian="normal" style:font-weight-complex="normal"/>
    </style:style>
    <style:style style:name="P20" style:family="paragraph" style:parent-style-name="Standard">
      <style:text-properties fo:font-weight="normal" officeooo:rsid="00043164" officeooo:paragraph-rsid="00043164" style:font-weight-asian="normal" style:font-weight-complex="normal"/>
    </style:style>
    <style:style style:name="P21" style:family="paragraph" style:parent-style-name="Standard">
      <style:text-properties fo:font-weight="normal" officeooo:rsid="0005a60f" officeooo:paragraph-rsid="0005a60f" style:font-weight-asian="normal" style:font-weight-complex="normal"/>
    </style:style>
    <style:style style:name="P22" style:family="paragraph" style:parent-style-name="Standard">
      <style:text-properties fo:font-weight="normal" officeooo:rsid="0004ff52" officeooo:paragraph-rsid="00043164" style:font-weight-asian="normal" style:font-weight-complex="normal"/>
    </style:style>
    <style:style style:name="P23" style:family="paragraph" style:parent-style-name="Standard">
      <style:text-properties fo:font-weight="normal" officeooo:rsid="0004ff52" officeooo:paragraph-rsid="0004ff52" style:font-weight-asian="normal" style:font-weight-complex="normal"/>
    </style:style>
    <style:style style:name="P24" style:family="paragraph" style:parent-style-name="Standard">
      <style:text-properties fo:font-weight="normal" officeooo:rsid="00054484" officeooo:paragraph-rsid="0004ff52" style:font-weight-asian="normal" style:font-weight-complex="normal"/>
    </style:style>
    <style:style style:name="P25" style:family="paragraph" style:parent-style-name="Standard">
      <style:text-properties fo:font-weight="normal" officeooo:rsid="00054484" officeooo:paragraph-rsid="00054484" style:font-weight-asian="normal" style:font-weight-complex="normal"/>
    </style:style>
    <style:style style:name="P26" style:family="paragraph" style:parent-style-name="Standard">
      <style:text-properties fo:font-weight="normal" officeooo:rsid="00054484" officeooo:paragraph-rsid="00070337" style:font-weight-asian="normal" style:font-weight-complex="normal"/>
    </style:style>
    <style:style style:name="P27" style:family="paragraph" style:parent-style-name="Standard">
      <style:text-properties fo:font-weight="normal" officeooo:rsid="00070337" officeooo:paragraph-rsid="00070337" style:font-weight-asian="normal" style:font-weight-complex="normal"/>
    </style:style>
    <style:style style:name="P28" style:family="paragraph" style:parent-style-name="Standard">
      <style:text-properties fo:language="en" fo:country="US" fo:font-weight="normal" officeooo:rsid="000764ff" officeooo:paragraph-rsid="00070337" style:font-weight-asian="normal" style:font-weight-complex="normal"/>
    </style:style>
    <style:style style:name="P29" style:family="paragraph" style:parent-style-name="Standard">
      <style:text-properties fo:language="en" fo:country="US" fo:font-weight="normal" officeooo:rsid="000764ff" officeooo:paragraph-rsid="000764ff" style:font-weight-asian="normal" style:font-weight-complex="normal"/>
    </style:style>
    <style:style style:name="P30" style:family="paragraph" style:parent-style-name="Standard">
      <style:text-properties fo:language="en" fo:country="US" fo:font-weight="normal" officeooo:rsid="000868d6" officeooo:paragraph-rsid="000764ff" style:font-weight-asian="normal" style:font-weight-complex="normal"/>
    </style:style>
    <style:style style:name="P31" style:family="paragraph" style:parent-style-name="Standard">
      <style:text-properties fo:language="en" fo:country="US" fo:font-weight="normal" officeooo:rsid="0008f6a2" officeooo:paragraph-rsid="000764ff" style:font-weight-asian="normal" style:font-weight-complex="normal"/>
    </style:style>
    <style:style style:name="P32" style:family="paragraph" style:parent-style-name="Standard">
      <style:text-properties fo:language="en" fo:country="US" fo:font-weight="normal" officeooo:rsid="000a951e" officeooo:paragraph-rsid="0008f6a2" style:font-weight-asian="normal" style:font-weight-complex="normal"/>
    </style:style>
    <style:style style:name="P33" style:family="paragraph" style:parent-style-name="Standard">
      <style:text-properties fo:language="en" fo:country="US" fo:font-weight="normal" officeooo:rsid="000a951e" officeooo:paragraph-rsid="000a951e" style:font-weight-asian="normal" style:font-weight-complex="normal"/>
    </style:style>
    <style:style style:name="P34" style:family="paragraph" style:parent-style-name="Standard">
      <style:text-properties fo:language="en" fo:country="US" fo:font-weight="normal" officeooo:rsid="000b532c" officeooo:paragraph-rsid="000a951e" style:font-weight-asian="normal" style:font-weight-complex="normal"/>
    </style:style>
    <style:style style:name="P35" style:family="paragraph" style:parent-style-name="Standard">
      <style:text-properties fo:language="en" fo:country="US" fo:font-weight="normal" officeooo:rsid="000ce730" officeooo:paragraph-rsid="000a951e" style:font-weight-asian="normal" style:font-weight-complex="normal"/>
    </style:style>
    <style:style style:name="P36" style:family="paragraph" style:parent-style-name="Standard">
      <style:text-properties fo:language="en" fo:country="US" fo:font-weight="normal" officeooo:rsid="000cf4ef" officeooo:paragraph-rsid="000a951e" style:font-weight-asian="normal" style:font-weight-complex="normal"/>
    </style:style>
    <style:style style:name="P37" style:family="paragraph" style:parent-style-name="Standard">
      <style:text-properties fo:language="en" fo:country="US" fo:font-weight="normal" officeooo:rsid="000cf4ef" officeooo:paragraph-rsid="000cf4ef" style:font-weight-asian="normal" style:font-weight-complex="normal"/>
    </style:style>
    <style:style style:name="P38" style:family="paragraph" style:parent-style-name="Standard">
      <style:text-properties fo:language="en" fo:country="US" fo:font-weight="normal" officeooo:rsid="000cf4ef" officeooo:paragraph-rsid="00127559" style:font-weight-asian="normal" style:font-weight-complex="normal"/>
    </style:style>
    <style:style style:name="P39" style:family="paragraph" style:parent-style-name="Standard">
      <style:text-properties fo:language="en" fo:country="US" fo:font-weight="normal" officeooo:rsid="000ebe45" officeooo:paragraph-rsid="000ebe45" style:font-weight-asian="normal" style:font-weight-complex="normal"/>
    </style:style>
    <style:style style:name="P40" style:family="paragraph" style:parent-style-name="Standard">
      <style:text-properties fo:language="en" fo:country="US" fo:font-weight="normal" officeooo:rsid="00111209" officeooo:paragraph-rsid="000ebe45" style:font-weight-asian="normal" style:font-weight-complex="normal"/>
    </style:style>
    <style:style style:name="P41" style:family="paragraph" style:parent-style-name="Standard">
      <style:text-properties fo:language="en" fo:country="US" fo:font-weight="normal" officeooo:rsid="001272aa" officeooo:paragraph-rsid="001272aa" style:font-weight-asian="normal" style:font-weight-complex="normal"/>
    </style:style>
    <style:style style:name="P42" style:family="paragraph" style:parent-style-name="Standard">
      <style:text-properties fo:language="en" fo:country="US" fo:font-weight="normal" officeooo:rsid="00127559" officeooo:paragraph-rsid="00127559" style:font-weight-asian="normal" style:font-weight-complex="normal"/>
    </style:style>
    <style:style style:name="P43" style:family="paragraph" style:parent-style-name="Standard">
      <style:text-properties fo:language="en" fo:country="US" fo:font-weight="normal" officeooo:rsid="0014d963" officeooo:paragraph-rsid="0014d963" style:font-weight-asian="normal" style:font-weight-complex="normal"/>
    </style:style>
    <style:style style:name="P44" style:family="paragraph" style:parent-style-name="Standard">
      <style:text-properties fo:language="en" fo:country="US" fo:font-weight="bold" officeooo:rsid="000ce730" officeooo:paragraph-rsid="000a951e" style:font-weight-asian="bold" style:font-weight-complex="bold"/>
    </style:style>
    <style:style style:name="P45" style:family="paragraph" style:parent-style-name="Standard">
      <style:text-properties fo:language="en" fo:country="US" fo:font-weight="bold" officeooo:rsid="001272aa" officeooo:paragraph-rsid="001272aa" style:font-weight-asian="bold" style:font-weight-complex="bold"/>
    </style:style>
    <style:style style:name="P46" style:family="paragraph" style:parent-style-name="Standard">
      <style:text-properties fo:language="en" fo:country="US" fo:font-weight="bold" officeooo:rsid="0014d963" officeooo:paragraph-rsid="0012755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43164" style:font-weight-asian="normal" style:font-weight-complex="normal"/>
    </style:style>
    <style:style style:name="T3" style:family="text">
      <style:text-properties fo:font-weight="normal" officeooo:rsid="0004ff52" style:font-weight-asian="normal" style:font-weight-complex="normal"/>
    </style:style>
    <style:style style:name="T4" style:family="text">
      <style:text-properties fo:font-weight="normal" officeooo:rsid="00054484" style:font-weight-asian="normal" style:font-weight-complex="normal"/>
    </style:style>
    <style:style style:name="T5" style:family="text">
      <style:text-properties fo:font-weight="normal" officeooo:rsid="00063ec6" style:font-weight-asian="normal" style:font-weight-complex="normal"/>
    </style:style>
    <style:style style:name="T6" style:family="text">
      <style:text-properties fo:font-weight="normal" officeooo:rsid="00070337" style:font-weight-asian="normal" style:font-weight-complex="normal"/>
    </style:style>
    <style:style style:name="T7" style:family="text">
      <style:text-properties officeooo:rsid="00043164"/>
    </style:style>
    <style:style style:name="T8" style:family="text">
      <style:text-properties officeooo:rsid="00063ec6"/>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70337" style:font-weight-asian="normal" style:font-weight-complex="normal"/>
    </style:style>
    <style:style style:name="T12" style:family="text">
      <style:text-properties fo:language="en" fo:country="US" fo:font-weight="normal" officeooo:rsid="000764ff" style:font-weight-asian="normal" style:font-weight-complex="normal"/>
    </style:style>
    <style:style style:name="T13" style:family="text">
      <style:text-properties fo:language="en" fo:country="US" fo:font-weight="normal" officeooo:rsid="000868d6" style:font-weight-asian="normal" style:font-weight-complex="normal"/>
    </style:style>
    <style:style style:name="T14" style:family="text">
      <style:text-properties fo:language="en" fo:country="US" fo:font-weight="normal" officeooo:rsid="0008f6a2" style:font-weight-asian="normal" style:font-weight-complex="normal"/>
    </style:style>
    <style:style style:name="T15" style:family="text">
      <style:text-properties fo:language="en" fo:country="US" fo:font-weight="normal" officeooo:rsid="000a951e" style:font-weight-asian="normal" style:font-weight-complex="normal"/>
    </style:style>
    <style:style style:name="T16" style:family="text">
      <style:text-properties fo:language="en" fo:country="US" fo:font-weight="normal" officeooo:rsid="000b532c" style:font-weight-asian="normal" style:font-weight-complex="normal"/>
    </style:style>
    <style:style style:name="T17" style:family="text">
      <style:text-properties fo:language="en" fo:country="US" fo:font-weight="normal" officeooo:rsid="000cf4ef" style:font-weight-asian="normal" style:font-weight-complex="normal"/>
    </style:style>
    <style:style style:name="T18" style:family="text">
      <style:text-properties fo:language="en" fo:country="US" fo:font-weight="normal" officeooo:rsid="00111209" style:font-weight-asian="normal" style:font-weight-complex="normal"/>
    </style:style>
    <style:style style:name="T19" style:family="text">
      <style:text-properties fo:language="en" fo:country="US" fo:font-weight="normal" officeooo:rsid="0011ceb7" style:font-weight-asian="normal" style:font-weight-complex="normal"/>
    </style:style>
    <style:style style:name="T20" style:family="text">
      <style:text-properties fo:language="en" fo:country="US" fo:font-weight="normal" officeooo:rsid="001272aa" style:font-weight-asian="normal" style:font-weight-complex="normal"/>
    </style:style>
    <style:style style:name="T21" style:family="text">
      <style:text-properties fo:language="en" fo:country="US" fo:font-weight="normal" officeooo:rsid="00127559" style:font-weight-asian="normal" style:font-weight-complex="normal"/>
    </style:style>
    <style:style style:name="T22" style:family="text">
      <style:text-properties fo:language="en" fo:country="US" fo:font-weight="normal" officeooo:rsid="00143ae2" style:font-weight-asian="normal" style:font-weight-complex="normal"/>
    </style:style>
    <style:style style:name="T23" style:family="text">
      <style:text-properties fo:language="en" fo:country="US" fo:font-weight="normal" officeooo:rsid="0014d963" style:font-weight-asian="normal" style:font-weight-complex="normal"/>
    </style:style>
    <style:style style:name="T24" style:family="text">
      <style:text-properties fo:language="en" fo:country="US" officeooo:rsid="000868d6"/>
    </style:style>
    <style:style style:name="T25" style:family="text">
      <style:text-properties fo:language="en" fo:country="US" officeooo:rsid="000b532c"/>
    </style:style>
    <style:style style:name="T26" style:family="text">
      <style:text-properties fo:language="en" fo:country="US" officeooo:rsid="000ce730"/>
    </style:style>
    <style:style style:name="T27" style:family="text">
      <style:text-properties fo:language="en" fo:country="US" officeooo:rsid="000cf4ef"/>
    </style:style>
    <style:style style:name="T28" style:family="text">
      <style:text-properties fo:language="en" fo:country="US" officeooo:rsid="00111209"/>
    </style:style>
    <style:style style:name="T29" style:family="text">
      <style:text-properties fo:language="en" fo:country="US" officeooo:rsid="0014d9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and answers.</text:p>
      <text:p text:style-name="P1"/>
      <text:p text:style-name="P2">*Describe what the following line of code do: “ int<text:span text:style-name="T1"> ptr = &amp;var; “</text:span></text:p>
      <text:p text:style-name="P2"><text:span text:style-name="T1">- </text:span><text:span text:style-name="T2">Creating pointer variable ‘ptr’ and assigning value to memory address of var.</text:span></text:p>
      <text:p text:style-name="P19"/>
      <text:p text:style-name="P2"><text:span text:style-name="T2">*</text:span><text:span text:style-name="T7">Explain the difference between a while loop and do-while loop</text:span><text:span text:style-name="T2">. </text:span></text:p>
      <text:p text:style-name="P20">- In ‘do/while’ we are going to enter the body least once. Were in ‘while’ if the condition does not march the with out value it is going to be skipped.</text:p>
      <text:p text:style-name="P20"/>
      <text:p text:style-name="P6"><text:span text:style-name="T2">D</text:span><text:span text:style-name="T1">o</text:span></text:p>
      <text:p text:style-name="P21">{</text:p>
      <text:p text:style-name="P21"><text:tab/>code block</text:p>
      <text:p text:style-name="P21">}</text:p>
      <text:p text:style-name="P21">while( condition );</text:p>
      <text:p text:style-name="P21"/>
      <text:p text:style-name="P6"><text:span text:style-name="T1">“ </text:span><text:a xlink:type="simple" xlink:href="https://www.w3schools.com/cpp/cpp_do_while_loop.asp" text:style-name="Internet_20_link" text:visited-style-name="Visited_20_Internet_20_Link"><text:span text:style-name="T1">https://www.w3schools.com/cpp/cpp_do_while_loop.asp</text:span></text:a><text:span text:style-name="T1"> ”</text:span></text:p>
      <text:p text:style-name="P20"/>
      <text:p text:style-name="P3"><text:span text:style-name="T2">*</text:span><text:span text:style-name="T7">Given a snippet of C++ code containing ‘for’ loop <text:s/>explain what the loop does, including how many times it iterates and why.</text:span></text:p>
      <text:p text:style-name="P3"/>
      <text:p text:style-name="P3">- <text:span text:style-name="T3">example:</text:span></text:p>
      <text:p text:style-name="P22"><text:tab/><text:tab/>for( int I = 0; I <text:s/>&lt; 5; i++ )</text:p>
      <text:p text:style-name="P22"><text:tab/><text:tab/>{</text:p>
      <text:p text:style-name="P22"><text:tab/><text:tab/><text:tab/>cout &lt;&lt; I &lt;&lt; endl;</text:p>
      <text:p text:style-name="P22"><text:tab/><text:tab/>}</text:p>
      <text:p text:style-name="P23"/>
      <text:p text:style-name="P4"><text:span text:style-name="T1">- on first row we are declaring ‘for’ loop which is going to start the i</text:span><text:span text:style-name="T4">teration</text:span><text:span text:style-name="T1"> from 0 and this is going to be our first position and, </text:span><text:span text:style-name="T4">after that will check the condition ‘I &lt; 5’ which is going to be correct and will continue to the postfix operator ‘++’ and will increment our variable by one. </text:span></text:p>
      <text:p text:style-name="P24"/>
      <text:p text:style-name="P25">- In the scope with operator ‘cout’ we are going to display our variable and with ‘endl’ after the post of the variable we are going to pass to the next row.</text:p>
      <text:p text:style-name="P25"/>
      <text:p text:style-name="P5"><text:span text:style-name="T1">“ </text:span><text:a xlink:type="simple" xlink:href="https://www.w3schools.com/cpp/cpp_for_loop.asp" text:style-name="Internet_20_link" text:visited-style-name="Visited_20_Internet_20_Link"><text:span text:style-name="T1">https://www.w3schools.com/cpp/cpp_for_loop.asp</text:span></text:a><text:span text:style-name="T1"> “</text:span></text:p>
      <text:p text:style-name="P25"/>
      <text:p text:style-name="P5"><text:span text:style-name="T1">*</text:span><text:span text:style-name="T8">Write about how functions prevent code duplication and give an example of a simple c++ code that calculate the square of a numbe</text:span><text:span text:style-name="T5">r.</text:span></text:p>
      <text:p text:style-name="P25"/>
      <text:p text:style-name="P26">- </text:p>
      <text:p text:style-name="P27">int main()</text:p>
      <text:p text:style-name="P27">{</text:p>
      <text:p text:style-name="P27"><text:tab/>int n, sum;</text:p>
      <text:p text:style-name="P27"><text:tab/>cin &gt;&gt; n ;</text:p>
      <text:p text:style-name="P27"/>
      <text:p text:style-name="P27"><text:tab/>sum = n * n;</text:p>
      <text:p text:style-name="P27"><text:tab/>cout &lt;&lt; “Square is: “ &lt;&lt; sum &lt;&lt; endl;</text:p>
      <text:p text:style-name="P27">}</text:p>
      <text:p text:style-name="P27"/>
      <text:p text:style-name="P11"><text:span text:style-name="T6">here in the main function we can create squaring example and it could work right. But in case the logic of the program is </text:span><text:bookmark text:name="tw-target-text"/><text:span text:style-name="T10">voluminous</text:span><text:span text:style-name="T11"> we can easily make a mistake by writing the same logic in different files, </text:span><text:span text:style-name="T12">instead of doing this we can create a method for example ‘ SumSquare() ‘ and by </text:span><text:soft-page-break/><text:span text:style-name="T12">creating it we can call it when ever we need it and this is going to save us time, space and unnessesery code writeing.</text:span></text:p>
      <text:p text:style-name="P28"/>
      <text:p text:style-name="P29">Int SumSquare( int value )</text:p>
      <text:p text:style-name="P29">{</text:p>
      <text:p text:style-name="P29"><text:tab/>return value * value;</text:p>
      <text:p text:style-name="P29">}</text:p>
      <text:p text:style-name="P28"/>
      <text:p text:style-name="P29">Int main()</text:p>
      <text:p text:style-name="P29">{</text:p>
      <text:p text:style-name="P29"><text:tab/>int n, squareN;</text:p>
      <text:p text:style-name="P29"/>
      <text:p text:style-name="P29"><text:tab/>cin &gt;&gt; n;</text:p>
      <text:p text:style-name="P29"><text:tab/>squareN = SumSquare(n);</text:p>
      <text:p text:style-name="P29"><text:tab/>cout &lt;&lt; “Square is: “ &lt;&lt; squareN &lt;&lt; endl;</text:p>
      <text:p text:style-name="P29">}</text:p>
      <text:p text:style-name="P29"/>
      <text:p text:style-name="P29"/>
      <text:p text:style-name="P29"/>
      <text:p text:style-name="P29"/>
      <text:p text:style-name="P7"><text:span text:style-name="T9">*</text:span><text:span text:style-name="T24">Discuss the importance of memory management in C++ and explain the difference between stack and heap memory allocation</text:span></text:p>
      <text:p text:style-name="P30"/>
      <text:p text:style-name="P12"><text:span text:style-name="T13">- </text:span><text:span text:style-name="T14">int a;</text:span></text:p>
      <text:p text:style-name="P31"><text:s text:c="2"/>int arr[10];</text:p>
      <text:p text:style-name="P31"><text:s text:c="2"/>int a = 10;</text:p>
      <text:p text:style-name="P13"><text:span text:style-name="T10">This is located in the stack memory. As the stack memory is in some ways safe compared to the heap memory, these variables can be accessed by the owner. In those examples we have a real memory </text:span><text:span text:style-name="T15">storing. Also this is done automatically, automatically allocate and de-locate.</text:span></text:p>
      <text:p text:style-name="P32"/>
      <text:p text:style-name="P32">-</text:p>
      <text:p text:style-name="P33">For the heap memory we can access it by typing the word new in front and it will store our value to</text:p>
      <text:p text:style-name="P14"><text:span text:style-name="T10">the heap memory. In the heap memory we are not having the advantage of automatically de-location <text:s/>of memory so we have to do it manually, so we need to use garbage collector to remove the u</text:span><text:span text:style-name="T16">nu</text:span><text:span text:style-name="T10">sed memory. </text:span><text:span text:style-name="T16">In heap memory our recordings can also be in different locations for examples if have an array with 10 participants 4 of them can be in the same place and the other 6 can be on other location but still this is going to be one array.</text:span></text:p>
      <text:p text:style-name="P34"/>
      <text:p text:style-name="P8"><text:span text:style-name="T25">*</text:span><text:span text:style-name="T26">Explain the concept of encapsulation and how it is achieved using classes.</text:span></text:p>
      <text:p text:style-name="P44"/>
      <text:p text:style-name="P35">- The encapsulation is the path that we use to organize our program for example if we have a program that store books there is going to be a class for book, genre and author and by that logic inside the classes we are going to create different method for our needs, that means we are going to have a method for book adding, credential printing, author adding, genre allocate e.t.</text:p>
      <text:p text:style-name="P35"/>
      <text:p text:style-name="P35"/>
      <text:p text:style-name="P8"><text:span text:style-name="T26">*Describe how exceptions are used for error handling with </text:span><text:span text:style-name="T27">example of try catch block</text:span></text:p>
      <text:p text:style-name="P36"/>
      <text:p text:style-name="P37">try </text:p>
      <text:p text:style-name="P37">{</text:p>
      <text:p text:style-name="P37"><text:tab/>example that might not be fetched from the try</text:p>
      <text:p text:style-name="P37"><text:tab/>and if its not coughed it will throw the exception in the catch block</text:p>
      <text:p text:style-name="P37"><text:soft-page-break/>}</text:p>
      <text:p text:style-name="P37">catch(exception e)</text:p>
      <text:p text:style-name="P37">{</text:p>
      <text:p text:style-name="P37"><text:tab/>your exception and its text(e);</text:p>
      <text:p text:style-name="P37">}</text:p>
      <text:p text:style-name="P37"/>
      <text:p text:style-name="P15"><text:span text:style-name="T17">in general the exceptions are there to help us in our work if we are writing program that is storing numbers and we have a </text:span><text:span text:style-name="T9">prescription</text:span><text:span text:style-name="T17"> that want from us to handle the numbers in range from 10 to 20 </text:span></text:p>
      <text:p text:style-name="P37">we can use the block to help us.</text:p>
      <text:p text:style-name="P39"/>
      <text:p text:style-name="P39">Int n;</text:p>
      <text:p text:style-name="P39">cin &gt;&gt; n;</text:p>
      <text:p text:style-name="P39"/>
      <text:p text:style-name="P39">Try</text:p>
      <text:p text:style-name="P39">{</text:p>
      <text:p text:style-name="P39"><text:tab/>if ( n &lt;= 20 &amp;&amp; n &gt;=10)</text:p>
      <text:p text:style-name="P39"><text:tab/>{</text:p>
      <text:p text:style-name="P39"><text:tab/><text:tab/>cout &lt;&lt; n &lt;&lt; endl;</text:p>
      <text:p text:style-name="P39"><text:tab/>}</text:p>
      <text:p text:style-name="P39"><text:tab/>else</text:p>
      <text:p text:style-name="P39"><text:tab/>{</text:p>
      <text:p text:style-name="P39"><text:tab/><text:tab/>throw exception</text:p>
      <text:p text:style-name="P39"><text:tab/>}</text:p>
      <text:p text:style-name="P39">catch ( exception )</text:p>
      <text:p text:style-name="P39">{</text:p>
      <text:p text:style-name="P39"><text:tab/>cerr &lt;&lt; “Exception text” &lt;&lt; endl;</text:p>
      <text:p text:style-name="P39">}</text:p>
      <text:p text:style-name="P39"/>
      <text:p text:style-name="P9"><text:span text:style-name="T9">*</text:span><text:span text:style-name="T28">Write about the purpose and use of ‘ vector ‘ container</text:span></text:p>
      <text:p text:style-name="P40"/>
      <text:p text:style-name="P16"><text:span text:style-name="T18">- </text:span><text:span text:style-name="T19">vector is <text:s/>similar to list and arrays this is a storage container, we can use ‘push_back/front’ to store information inside, difference in vector compared to array is that the vector is dynamicly changing is length for defold it locating four positions and if it starts to run over 3 items locate another 4 positions. Inside of the vector we can store information like variables, objects and it is easily m</text:span><text:span text:style-name="T20">anageble.</text:span></text:p>
      <text:p text:style-name="P41"/>
      <text:p text:style-name="P45">* Discuss the difference between pointers and references and provide scenarios where one might be preferred over another.</text:p>
      <text:p text:style-name="P37"/>
      <text:p text:style-name="P37">- </text:p>
      <text:p text:style-name="P42">int I = 5;</text:p>
      <text:p text:style-name="P42"/>
      <text:p text:style-name="P42">int *ptr = &amp;i; this is store to a variable and store the address of I;</text:p>
      <text:p text:style-name="P42"/>
      <text:p text:style-name="P42">int &amp;ref = I; reference for I or his alias;</text:p>
      <text:p text:style-name="P42"/>
      <text:p text:style-name="P42">Pointers are variables that holds the memory address of another variable. We can reference it with * operator to access the memory location it points to. </text:p>
      <text:p text:style-name="P42"/>
      <text:p text:style-name="P17"><text:span text:style-name="T21">References is </text:span><text:span text:style-name="T22">another name for an already existing variable and it is like a pointer it is also implemented by sorting the addresses of an object.</text:span></text:p>
      <text:p text:style-name="P38"/>
      <text:p text:style-name="P10"><text:soft-page-break/><text:span text:style-name="T27">*</text:span><text:span text:style-name="T29">Explain the concept of templates and how they support generic programming. Include a simple exam of a template function.</text:span></text:p>
      <text:p text:style-name="P46"/>
      <text:p text:style-name="P43">Template &lt;typename T&gt; T myMax(T x, T y)</text:p>
      <text:p text:style-name="P43">{</text:p>
      <text:p text:style-name="P43"><text:tab/>return (x &gt; y) ? x : y</text:p>
      <text:p text:style-name="P43">}</text:p>
      <text:p text:style-name="P43"/>
      <text:p text:style-name="P43">int main()</text:p>
      <text:p text:style-name="P43">{</text:p>
      <text:p text:style-name="P43"><text:tab/>cout &lt;&lt; myMax &lt;int&gt;(5, 8) &lt;&lt; endl;</text:p>
      <text:p text:style-name="P43"><text:tab/>cout &lt;&lt; myMax &lt;double(2.0, 8.0) &lt;&lt; endl;</text:p>
      <text:p text:style-name="P43"><text:tab/></text:p>
      <text:p text:style-name="P43"><text:tab/>return 0;</text:p>
      <text:p text:style-name="P43">}</text:p>
      <text:p text:style-name="P43"/>
      <text:p text:style-name="P18"><text:span text:style-name="T23">S</text:span><text:span text:style-name="T10">ingle function works for different data types, we can use it for sorting mechanisms </text:span></text:p>
      <text:p text:style-name="P43"/>
      <text:p text:style-name="P43"><text:span text:style-name="Source_20_Text"><text:span text:style-name="T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31T16:31:07.145601340</meta:creation-date>
    <dc:date>2024-02-01T11:29:22.102351512</dc:date>
    <meta:editing-duration>PT1H38M10S</meta:editing-duration>
    <meta:editing-cycles>8</meta:editing-cycles>
    <meta:generator>LibreOffice/6.4.7.2$Linux_X86_64 LibreOffice_project/40$Build-2</meta:generator>
    <meta:document-statistic meta:table-count="0" meta:image-count="0" meta:object-count="0" meta:page-count="4" meta:paragraph-count="101" meta:word-count="1031" meta:character-count="5388" meta:non-whitespace-character-count="4403"/>
  </office:meta>
</office:document-meta>
</file>